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1">
      <style:text-properties fo:color="#800000"/>
    </style:style>
    <style:style style:name="P4" style:family="paragraph" style:parent-style-name="Standard" style:list-style-name="L1" style:master-page-name="MP0">
      <style:paragraph-properties style:page-number="auto" fo:break-before="pag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12996211" text:style-name="L1">
        <text:list-item>
          <text:p text:style-name="P4">Odex File format</text:p>
        </text:list-item>
      </text:list>
      <text:p text:style-name="Standard"/>
      <text:p text:style-name="Standard">struct ODEXFile</text:p>
      <text:p text:style-name="Standard">{</text:p>
      <text:p text:style-name="Standard"><text:tab/>DexOptHeader<text:tab/>header;</text:p>
      <text:p text:style-name="Standard"><text:tab/>DEXFile<text:tab/><text:tab/><text:tab/>dexFile;</text:p>
      <text:p text:style-name="Standard"><text:tab/>Dependences<text:tab/><text:tab/>deps;</text:p>
      <text:p text:style-name="Standard"><text:tab/>ChunkDexClassLookup<text:tab/>lookup;</text:p>
      <text:p text:style-name="Standard"><text:tab/>ChunkRegisterMapPool<text:tab/>mappool;</text:p>
      <text:p text:style-name="Standard"><text:tab/>ChunkEnd<text:tab/><text:tab/>end;</text:p>
      <text:p text:style-name="Standard">};</text:p>
      <text:p text:style-name="Standard"/>
      <text:p text:style-name="Standard"/>
      <text:list xml:id="list173886350" text:continue-numbering="true" text:style-name="L1">
        <text:list-item>
          <text:p text:style-name="P1">Header</text:p>
        </text:list-item>
      </text:list>
      <text:p text:style-name="Standard"/>
      <text:list xml:id="list1918866342" text:style-name="L2">
        <text:list-item>
          <text:p text:style-name="P2">structure</text:p>
        </text:list-item>
      </text:list>
      <text:p text:style-name="Standard">file : DexFile.h</text:p>
      <text:list xml:id="list553367395" text:continue-numbering="true" text:style-name="L2">
        <text:list-item>
          <text:p text:style-name="P2"/>
        </text:list-item>
      </text:list>
      <text:p text:style-name="Standard">struct DexOptHeader {</text:p>
      <text:p text:style-name="Standard"><text:s text:c="4"/>u1 <text:s/>magic[8]; <text:s text:c="10"/>/* includes version number */</text:p>
      <text:p text:style-name="Standard"/>
      <text:p text:style-name="Standard"><text:s text:c="4"/>u4 <text:s/>dexOffset; <text:s text:c="9"/>/* file offset of DEX header */</text:p>
      <text:p text:style-name="Standard"><text:s text:c="4"/>u4 <text:s/>dexLength;</text:p>
      <text:p text:style-name="Standard"><text:s text:c="4"/>u4 <text:s/>depsOffset; <text:s text:c="8"/>/* offset of optimized DEX dependency table */</text:p>
      <text:p text:style-name="Standard"><text:s text:c="4"/>u4 <text:s/>depsLength;</text:p>
      <text:p text:style-name="Standard"><text:s text:c="4"/>u4 <text:s/>optOffset; <text:s text:c="9"/>/* file offset of optimized data tables */</text:p>
      <text:p text:style-name="Standard"><text:s text:c="4"/>u4 <text:s/>optLength;</text:p>
      <text:p text:style-name="Standard"/>
      <text:p text:style-name="Standard"><text:s text:c="4"/>u4 <text:s/>flags; <text:s text:c="13"/>/* some info fslags */</text:p>
      <text:p text:style-name="Standard"><text:s text:c="4"/>u4 <text:s/>checksum; <text:s text:c="10"/>/* adler32 checksum covering deps/opt */</text:p>
      <text:p text:style-name="Standard"/>
      <text:p text:style-name="Standard"><text:s text:c="4"/>/* pad for 64-bit alignment if necessary */</text:p>
      <text:p text:style-name="Standard">};</text:p>
      <text:p text:style-name="Standard"/>
      <text:p text:style-name="Standard">2. dependencies</text:p>
      <text:p text:style-name="Standard"/>
      <text:p text:style-name="Standard">struct Dependences</text:p>
      <text:p text:style-name="Standard">{</text:p>
      <text:p text:style-name="Standard"><text:tab/>u4 modWhen;</text:p>
      <text:p text:style-name="Standard"><text:tab/>u4 crc;</text:p>
      <text:p text:style-name="Standard"><text:tab/>u4 DALVIK_VM_BUILD;</text:p>
      <text:p text:style-name="Standard"><text:tab/>u4 numDeps;</text:p>
      <text:p text:style-name="Standard"><text:tab/>struct</text:p>
      <text:p text:style-name="Standard"><text:tab/>{</text:p>
      <text:p text:style-name="Standard"><text:tab/><text:tab/>u4 len;</text:p>
      <text:p text:style-name="Standard"><text:tab/><text:tab/>u1 name[len];</text:p>
      <text:p text:style-name="Standard"><text:tab/><text:tab/>kSHA1DigestLen signature;</text:p>
      <text:p text:style-name="Standard"><text:tab/>} table[numDeps];</text:p>
      <text:p text:style-name="Standard">};</text:p>
      <text:list xml:id="list864983771" text:style-name="L1">
        <text:list-item>
          <text:p text:style-name="P1"><text:soft-page-break/>RegisterMap 里的最后几个字节翻译不出来，准备使用 smali 反编译下，并查看是怎么实现的</text:p>
          <text:p text:style-name="P3">结果：使用ODEX解析出来的 smali 文件，跟 dex 解析的没有区别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宋体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正文" style:family="paragraph">
      <style:paragraph-properties fo:text-align="justify" style:justify-single-word="false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Liberation Sans" fo:font-size="14pt" style:font-name-asian="WenQuanYi Zen Hei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/>
    </style:style>
    <style:style style:name="列表" style:family="paragraph" style:parent-style-name="Text_20_body">
      <style:paragraph-properties fo:hyphenation-ladder-count="no-limit"/>
      <style:text-properties fo:hyphenate="false"/>
    </style:style>
    <style:style style:name="题注" style:family="paragraph" style:parent-style-name="Standard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默认段落字体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Jasper Li</meta:initial-creator>
    <dc:creator>Jasper Li</dc:creator>
    <meta:creation-date>2014-03-05T14:12:00Z</meta:creation-date>
    <dc:date>2014-03-14T09:49:53</dc:date>
    <meta:editing-cycles>6</meta:editing-cycles>
    <meta:editing-duration>PT58M</meta:editing-duration>
    <meta:document-statistic meta:table-count="0" meta:image-count="0" meta:object-count="0" meta:page-count="2" meta:paragraph-count="41" meta:word-count="153" meta:character-count="964" meta:non-whitespace-character-count="753"/>
    <meta:template xlink:type="simple" xlink:actuate="onRequest" xlink:title="" xlink:href="Normal.dotm"/>
  </office:meta>
</office:document-meta>
</file>